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細明體" svg:font-family="細明體, MingLiU" style:font-family-generic="modern"/>
  </office:font-face-decls>
  <office:automatic-styles>
    <style:style style:name="表格1" style:family="table">
      <style:table-properties style:width="13.797cm" table:align="center" style:writing-mode="lr-tb"/>
    </style:style>
    <style:style style:name="表格1.A" style:family="table-column">
      <style:table-column-properties style:column-width="4.001cm"/>
    </style:style>
    <style:style style:name="表格1.B" style:family="table-column">
      <style:table-column-properties style:column-width="5.001cm"/>
    </style:style>
    <style:style style:name="表格1.C" style:family="table-column">
      <style:table-column-properties style:column-width="4.796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1.C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2" style:family="table-row">
      <style:table-row-properties style:min-row-height="1cm" fo:keep-together="always"/>
    </style:style>
    <style:style style:name="表格1.A2" style:family="table-cell">
      <style:table-cell-properties style:vertical-align="top" fo:padding-left="0.049cm" fo:padding-right="0.049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1.C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A6" style:family="table-cell">
      <style:table-cell-properties style:vertical-align="top" fo:padding-left="0.049cm" fo:padding-right="0.049cm" fo:padding-top="0cm" fo:padding-bottom="0cm" fo:border-left="1.5pt solid #000000" fo:border-right="1.5pt solid #000000" fo:border-top="0.75pt solid #000000" fo:border-bottom="1.5pt solid #000000" style:writing-mode="lr-tb"/>
    </style:style>
    <style:style style:name="表格2" style:family="table">
      <style:table-properties style:width="16.598cm" fo:margin-left="-0.191cm" table:align="left" style:writing-mode="lr-tb"/>
    </style:style>
    <style:style style:name="表格2.A" style:family="table-column">
      <style:table-column-properties style:column-width="3.789cm"/>
    </style:style>
    <style:style style:name="表格2.B" style:family="table-column">
      <style:table-column-properties style:column-width="12.809cm"/>
    </style:style>
    <style:style style:name="表格2.1" style:family="table-row">
      <style:table-row-properties style:min-row-height="0.6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4" style:family="table-row">
      <style:table-row-properties style:min-row-height="1.252cm" fo:keep-together="auto"/>
    </style:style>
    <style:style style:name="表格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106cm" fo:margin-bottom="0.106cm" style:contextual-spacing="false" fo:text-align="justify" fo:text-align-last="justify" style:justify-single-word="false"/>
    </style:style>
    <style:style style:name="P4" style:family="paragraph" style:parent-style-name="Standard">
      <style:paragraph-properties fo:margin-top="0.106cm" fo:margin-bottom="0.106cm" style:contextual-spacing="false" fo:text-align="justify" fo:text-align-last="justify" style:justify-single-word="false"/>
      <style:text-properties style:font-name="標楷體" fo:font-weight="bold" style:font-name-asian="標楷體" style:font-weight-asian="bold" style:font-weight-complex="bold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 style:snap-to-layout-grid="false"/>
      <style:text-properties style:font-name="標楷體" fo:font-weight="bold" style:font-name-asian="標楷體" style:font-weight-asian="bold" style:font-weight-complex="bold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 style:snap-to-layout-grid="false"/>
      <style:text-properties style:font-name="標楷體" fo:font-size="14pt" fo:font-weight="bold" style:font-name-asian="標楷體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06cm" fo:margin-bottom="0.106cm" style:contextual-spacing="false" fo:text-align="justify" style:justify-single-word="false" style:snap-to-layout-grid="false"/>
      <style:text-properties style:font-name="標楷體" fo:font-size="14pt" style:font-name-asian="標楷體" style:font-size-asian="14pt" style:font-size-complex="14pt" style:font-weight-complex="bold"/>
    </style:style>
    <style:style style:name="P8" style:family="paragraph" style:parent-style-name="Standard">
      <style:paragraph-properties style:line-height-at-least="0.423cm" fo:text-align="justify" style:justify-single-word="false"/>
      <style:text-properties style:font-name="標楷體" fo:font-size="13pt" fo:font-weight="bold" style:font-name-asian="標楷體" style:font-size-asian="13pt" style:font-weight-asian="bold" style:font-name-complex="標楷體" style:font-size-complex="13pt" style:font-weight-complex="bold"/>
    </style:style>
    <style:style style:name="P9" style:family="paragraph" style:parent-style-name="Standard">
      <style:paragraph-properties fo:line-height="0.776cm" fo:text-align="center" style:justify-single-word="false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10" style:family="paragraph" style:parent-style-name="Standard">
      <style:paragraph-properties fo:line-height="0.776cm" fo:text-align="center" style:justify-single-word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13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0.776cm"/>
    </style:style>
    <style:style style:name="P16" style:family="paragraph" style:parent-style-name="Standard">
      <style:paragraph-properties fo:margin-top="0.212cm" fo:margin-bottom="0cm" style:contextual-spacing="false" fo:line-height="0.776cm"/>
    </style:style>
    <style:style style:name="P17" style:family="paragraph" style:parent-style-name="Standard">
      <style:paragraph-properties fo:line-height="0.706cm" fo:text-align="justify" style:justify-single-word="false"/>
    </style:style>
    <style:style style:name="P18" style:family="paragraph" style:parent-style-name="Standard">
      <style:paragraph-properties fo:margin-left="0.688cm" fo:margin-right="0cm" fo:line-height="0.706cm" fo:text-align="justify" style:justify-single-word="false" fo:text-indent="-0.688cm" style:auto-text-indent="false"/>
    </style:style>
    <style:style style:name="P19" style:family="paragraph" style:parent-style-name="Standard">
      <style:paragraph-properties fo:line-height="0.706cm" style:vertical-align="auto"/>
    </style:style>
    <style:style style:name="P20" style:family="paragraph" style:parent-style-name="Standard">
      <style:paragraph-properties fo:margin-top="0.212cm" fo:margin-bottom="0cm" style:contextual-spacing="false" style:text-autospace="none"/>
    </style:style>
    <style:style style:name="P21" style:family="paragraph" style:parent-style-name="清單段落">
      <style:paragraph-properties fo:margin-left="0cm" fo:margin-right="0cm" fo:line-height="0.706cm" fo:text-align="justify" style:justify-single-word="false"/>
    </style:style>
    <style:style style:name="P22" style:family="paragraph" style:parent-style-name="清單段落">
      <style:paragraph-properties fo:margin-left="0cm" fo:margin-right="0cm" fo:margin-top="0cm" fo:margin-bottom="0.212cm" style:contextual-spacing="false" fo:line-height="0.706cm" fo:text-align="justify" style:justify-single-word="false"/>
      <style:text-properties style:font-name="Arial" fo:font-size="13pt" style:font-size-asian="13pt" style:font-name-complex="Arial" style:font-size-complex="13pt"/>
    </style:style>
    <style:style style:name="T1" style:family="text">
      <style:text-properties fo:font-weight="bold" style:font-name-asian="標楷體" style:font-weight-asian="bold" style:font-weight-complex="bold"/>
    </style:style>
    <style:style style:name="T2" style:family="text">
      <style:text-properties fo:font-weight="bold" style:font-name-asian="標楷體" style:font-weight-asian="bold" style:font-weight-complex="bold"/>
    </style:style>
    <style:style style:name="T3" style:family="text">
      <style:text-properties fo:font-size="18pt" fo:font-weight="bold" style:font-name-asian="標楷體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name-asian="標楷體" style:font-size-asian="18pt" style:font-weight-asian="bold" style:font-size-complex="18pt" style:font-weight-complex="bold"/>
    </style:style>
    <style:style style:name="T5" style:family="text">
      <style:text-properties style:font-name="標楷體" fo:font-size="24pt" fo:font-weight="bold" style:font-name-asian="標楷體" style:font-size-asian="24pt" style:font-weight-asian="bold" style:font-size-complex="24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7" style:family="text">
      <style:text-properties style:font-name="標楷體" fo:font-weight="bold" style:font-name-asian="標楷體" style:font-weight-asian="bold" style:font-weight-complex="bold"/>
    </style:style>
    <style:style style:name="T8" style:family="text">
      <style:text-properties style:font-name="標楷體" fo:font-weight="bold" style:font-name-asian="標楷體" style:font-weight-asian="bold" style:font-weight-complex="bold"/>
    </style:style>
    <style:style style:name="T9" style:family="text">
      <style:text-properties style:font-name="標楷體" fo:font-weight="bold" style:font-name-asian="標楷體" style:font-weight-asian="bold" style:font-weight-complex="bold" fo:background-color="#ffff00"/>
    </style:style>
    <style:style style:name="T10" style:family="text">
      <style:text-properties style:font-name="標楷體" fo:font-weight="bold" style:font-name-asian="標楷體" style:font-weight-asian="bold" style:font-weight-complex="bold" fo:background-color="#ffff00"/>
    </style:style>
    <style:style style:name="T11" style:family="text">
      <style:text-properties style:font-name="標楷體" fo:font-weight="bold" style:font-name-asian="標楷體" style:font-weight-asian="bold" style:font-name-complex="標楷體" style:font-weight-complex="bold" fo:background-color="#ffff00"/>
    </style:style>
    <style:style style:name="T12" style:family="text">
      <style:text-properties style:font-name="標楷體" style:font-name-asian="標楷體" style:font-weight-complex="bold"/>
    </style:style>
    <style:style style:name="T13" style:family="text">
      <style:text-properties style:font-name="標楷體" style:font-name-asian="標楷體" style:font-name-complex="標楷體"/>
    </style:style>
    <style:style style:name="T1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5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6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 style:font-weight-complex="bold"/>
    </style:style>
    <style:style style:name="T17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18" style:family="text">
      <style:text-properties style:font-name="標楷體" fo:font-size="13pt" fo:font-weight="bold" style:font-name-asian="標楷體" style:font-size-asian="13pt" style:font-weight-asian="bold" style:font-name-complex="標楷體" style:font-weight-complex="bold"/>
    </style:style>
    <style:style style:name="T19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新細明體" fo:font-size="13pt" fo:font-weight="bold" style:font-size-asian="13pt" style:font-weight-asian="bold" style:font-name-complex="新細明體" style:font-weight-complex="bold"/>
    </style:style>
    <style:style style:name="T22" style:family="text">
      <style:text-properties style:font-name="新細明體" fo:font-size="14pt" fo:font-weight="bold" style:font-size-asian="14pt" style:font-weight-asian="bold" style:font-name-complex="新細明體" style:font-size-complex="14pt" style:font-weight-complex="bold"/>
    </style:style>
    <style:style style:name="T23" style:family="text">
      <style:text-properties style:font-name="Arial" fo:font-size="14pt" style:font-name-asian="標楷體" style:font-size-asian="14pt" style:font-name-complex="Arial" style:font-size-complex="14pt"/>
    </style:style>
    <style:style style:name="T24" style:family="text">
      <style:text-properties style:font-name="Arial" fo:font-size="14pt" style:font-name-asian="標楷體" style:font-size-asian="14pt" style:font-name-complex="Arial" style:font-size-complex="14pt"/>
    </style:style>
    <style:style style:name="T25" style:family="text">
      <style:text-properties style:font-name="Arial" fo:font-size="13pt" fo:font-weight="bold" style:font-name-asian="標楷體" style:font-size-asian="13pt" style:font-weight-asian="bold" style:font-name-complex="Arial" style:font-size-complex="13pt" style:font-weight-complex="bold"/>
    </style:style>
    <style:style style:name="T26" style:family="text">
      <style:text-properties fo:color="#c00000" loext:opacity="100%" style:font-name="標楷體" fo:font-size="13pt" style:font-name-asian="標楷體" style:font-size-asian="13pt" style:language-asian="zh" style:country-asian="HK" style:font-name-complex="標楷體" style:font-size-complex="13pt"/>
    </style:style>
    <style:style style:name="T27" style:family="text">
      <style:text-properties fo:color="#c00000" loext:opacity="100%" style:font-name="標楷體" fo:font-size="13pt" fo:font-weight="bold" style:font-name-asian="標楷體" style:font-size-asian="13pt" style:font-weight-asian="bold" style:font-name-complex="標楷體" style:font-size-complex="13pt" style:font-weight-complex="bold"/>
    </style:style>
    <style:style style:name="T28" style:family="text">
      <style:text-properties fo:color="#c00000" loext:opacity="100%" style:font-name="標楷體" fo:font-size="13pt" fo:font-weight="bold" style:font-name-asian="標楷體" style:font-size-asian="13pt" style:language-asian="zh" style:country-asian="HK" style:font-weight-asian="bold" style:font-name-complex="標楷體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附件</text:span><text:span text:style-name="T3">目錄</text:span><text:span text:style-name="T5">科技大學資訊工程系</text:span></text:p>
      <text:p text:style-name="P1"><text:span text:style-name="T5">「實務專題」期末檢核表</text:span></text:p>
      <text:p text:style-name="P2">題目：__________________________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"><text:span text:style-name="T7">班</text:span><text:span text:style-name="T7"> <text:s text:c="3"/></text:span><text:span text:style-name="T7">級</text:span></text:p>
          </table:table-cell>
          <table:table-cell table:style-name="表格1.B1" office:value-type="string">
            <text:p text:style-name="P4">學號<text:span text:style-name="T7"/></text:p>
          </table:table-cell>
          <table:table-cell table:style-name="表格1.C1" office:value-type="string">
            <text:p text:style-name="P4">姓名<text:span text:style-name="T7"/></text:p>
          </table:table-cell>
        </table:table-row>
        <table:table-row table:style-name="表格1.2">
          <table:table-cell table:style-name="表格1.A2" office:value-type="string">
            <text:p text:style-name="P6"/>
          </table:table-cell>
          <table:table-cell table:style-name="表格1.B2" office:value-type="string">
            <text:p text:style-name="P7"/>
          </table:table-cell>
          <table:table-cell table:style-name="表格1.C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6"/>
          </table:table-cell>
          <table:table-cell table:style-name="表格1.B2" office:value-type="string">
            <text:p text:style-name="P7"/>
          </table:table-cell>
          <table:table-cell table:style-name="表格1.C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6"/>
          </table:table-cell>
          <table:table-cell table:style-name="表格1.B2" office:value-type="string">
            <text:p text:style-name="P7"/>
          </table:table-cell>
          <table:table-cell table:style-name="表格1.C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4">指導老師</text:p>
          </table:table-cell>
          <table:table-cell table:style-name="表格1.C2" table:number-columns-spanned="2" office:value-type="string">
            <text:p text:style-name="P5"/>
          </table:table-cell>
          <table:covered-table-cell/>
        </table:table-row>
        <table:table-row table:style-name="表格1.2">
          <table:table-cell table:style-name="表格1.A6" table:number-columns-spanned="3" office:value-type="string">
            <text:p text:style-name="P13"><text:span text:style-name="T11">★</text:span><text:span text:style-name="T9">此欄區均打字輸入。</text:span></text:p>
          </table:table-cell>
          <table:covered-table-cell/>
          <table:covered-table-cell/>
        </table:table-row>
      </table:table>
      <text:p text:style-name="P16"><text:span text:style-name="T21">▲</text:span><text:span text:style-name="T15">檢核項目：</text:span></text:p>
      <text:p text:style-name="P15"><text:span text:style-name="T14">【符合項目打</text:span><text:span text:style-name="T23">V</text:span><text:span text:style-name="T14">，不符合項目打</text:span><text:span text:style-name="T23">X</text:span><text:span text:style-name="T14"> 】</text:span></text:p>
      <text:p text:style-name="P17"><text:span text:style-name="T17">□ </text:span><text:span text:style-name="T26">三</text:span><text:span text:style-name="T27">本</text:span><text:span text:style-name="T19">專題報告(系辦</text:span><text:span text:style-name="T28">二</text:span><text:span text:style-name="T27">本</text:span><text:span text:style-name="T19">、指導師一本)。</text:span></text:p>
      <text:p text:style-name="P18"><text:span text:style-name="T17">□ </text:span><text:span text:style-name="T19">專題作品/成品。</text:span></text:p>
      <text:p text:style-name="P17"><text:span text:style-name="T17">□ </text:span><text:span text:style-name="T19">光碟片一片(系辦一片，勿黏在報告書上)。</text:span></text:p>
      <text:p text:style-name="P8"/>
      <text:p text:style-name="P14"><text:span text:style-name="T22">▲</text:span><text:span text:style-name="T16">光碟片內容：</text:span></text:p>
      <text:p text:style-name="P21"><text:span text:style-name="T19">□ </text:span><text:span text:style-name="T25">作品集摘要.doc。</text:span></text:p>
      <text:p text:style-name="P21"><text:span text:style-name="T19">□ </text:span><text:span text:style-name="T25">封面.doc。</text:span></text:p>
      <text:p text:style-name="P19"><text:span text:style-name="T19">□ </text:span><text:span text:style-name="T25">報告資料夾(完整報告所有文件檔)，報告最後一頁為作品相片2張(含在目錄中)。</text:span></text:p>
      <text:p text:style-name="P21"><text:span text:style-name="T19">□ </text:span><text:span text:style-name="T25">圖檔資料夾(電路圖、方塊圖、照片檔)。</text:span></text:p>
      <text:p text:style-name="P21"><text:span text:style-name="T19">□ </text:span><text:span text:style-name="T25">程式資料夾(所有程式檔)。</text:span></text:p>
      <text:p text:style-name="P21"><text:span text:style-name="T19">□ </text:span><text:span text:style-name="T25">海報資料夾(海報檔案)。</text:span></text:p>
      <text:p text:style-name="P22"><text:span text:style-name="T1">□ 錄製</text:span><text:span text:style-name="T1">解說影片資料夾。</text:span>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rows-spanned="3" office:value-type="string">
            <text:p text:style-name="P9">專題學生</text:p>
            <text:p text:style-name="P9">簽名處</text:p>
          </table:table-cell>
          <table:table-cell table:style-name="表格2.A1" office:value-type="string">
            <text:p text:style-name="P12"/>
          </table:table-cell>
        </table:table-row>
        <table:table-row table:style-name="表格2.1">
          <table:covered-table-cell table:style-name="表格2.A1"/>
          <table:table-cell table:style-name="表格2.A1" office:value-type="string">
            <text:p text:style-name="P12"/>
          </table:table-cell>
        </table:table-row>
        <table:table-row table:style-name="表格2.1">
          <table:covered-table-cell table:style-name="表格2.A1"/>
          <table:table-cell table:style-name="表格2.A1" office:value-type="string">
            <text:p text:style-name="P12"/>
          </table:table-cell>
        </table:table-row>
        <table:table-row table:style-name="表格2.4">
          <table:table-cell table:style-name="表格2.A1" office:value-type="string">
            <text:p text:style-name="P9">指導老師</text:p>
            <text:p text:style-name="P9">簽名處</text:p>
          </table:table-cell>
          <table:table-cell table:style-name="表格2.B4" office:value-type="string">
            <text:p text:style-name="P11"/>
          </table:table-cell>
        </table:table-row>
      </table:table>
      <text:p text:style-name="P20"><text:span text:style-name="T15">※請注意：於公告規定繳交日前未將以上資料繳齊者，實務專題以不及格論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細明體" svg:font-family="細明體, MingLiU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Liberation Serif" fo:font-size="12pt" fo:language="en" fo:country="US" style:font-name-asian="思源宋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line-height="100%" fo:text-align="justify" style:justify-single-word="false" fo:keep-with-next="always" style:vertical-align="auto">
        <style:tab-stops>
          <style:tab-stop style:position="0.106cm"/>
        </style:tab-stops>
      </style:paragraph-properties>
      <style:text-properties fo:color="#000000" loext:opacity="100%" style:font-name="標楷體" fo:font-family="標楷體" style:font-family-generic="script" fo:font-size="14pt" fo:font-weight="bold" style:letter-kerning="true" style:font-name-asian="標楷體" style:font-family-asian="標楷體" style:font-family-generic-asian="script" style:font-size-asian="14pt" style:font-weight-asian="bold" style:font-name-complex="標楷體" style:font-family-complex="標楷體" style:font-family-generic-complex="scri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988cm" fo:margin-right="0cm" fo:text-align="justify" style:justify-single-word="false" fo:orphans="2" fo:widows="2" fo:text-indent="0.988cm" style:auto-text-indent="false" style:text-autospace="none" style:vertical-align="bottom">
        <style:tab-stops>
          <style:tab-stop style:position="-2.117cm"/>
          <style:tab-stop style:position="-1.693cm"/>
        </style:tab-stops>
      </style:paragraph-properties>
      <style:text-properties fo:font-size="14pt" style:font-name-asian="細明體" style:font-family-asian="細明體, MingLiU" style:font-family-generic-asian="modern" style:font-size-asian="14pt"/>
    </style:style>
    <style:style style:name="Default" style:family="paragraph">
      <style:paragraph-properties fo:orphans="0" fo:widows="0" style:text-autospace="none" style:writing-mode="lr-tb"/>
      <style:text-properties fo:color="#000000" loext:opacity="100%" style:font-name="新細明體" fo:font-family="新細明體, PMingLiU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新細明體" style:font-family-complex="新細明體, PMingLiU" style:font-family-generic-complex="roman" style:font-pitch-complex="variable" style:font-size-complex="12pt" style:language-complex="ar" style:country-complex="SA"/>
    </style:style>
    <style:style style:name="CM1" style:family="paragraph" style:parent-style-name="Default" style:next-style-name="Default">
      <style:paragraph-properties fo:margin-top="0cm" fo:margin-bottom="0.543cm" style:contextual-spacing="false"/>
      <style:text-properties fo:color="#000000" loext:opacity="100%"/>
    </style:style>
    <style:style style:name="Contents_20_2" style:display-name="Contents 2" style:family="paragraph" style:parent-style-name="Standard" style:next-style-name="Standard" style:class="index">
      <style:paragraph-properties fo:line-height="100%" fo:text-align="justify" style:justify-single-word="false" fo:orphans="2" fo:widows="2" style:vertical-align="auto">
        <style:tab-stops>
          <style:tab-stop style:position="15.24cm" style:type="right" style:leader-style="dotted" style:leader-text="."/>
        </style:tab-stops>
      </style:paragraph-properties>
      <style:text-properties fo:color="#000000" loext:opacity="100%" style:font-name="Arial" fo:font-family="Arial" style:font-family-generic="swiss" style:font-pitch="variable" fo:language="none" fo:country="none" style:font-name-asian="標楷體" style:font-family-asian="標楷體" style:font-family-generic-asian="script" style:language-asian="none" style:country-asian="none" style:font-size-complex="16pt"/>
    </style:style>
    <style:style style:name="清單段落" style:family="paragraph" style:parent-style-name="Standard">
      <style:paragraph-properties fo:margin-left="0.847cm" fo:margin-right="0cm" fo:line-height="100%" fo:text-indent="0cm" style:auto-text-indent="false" style:vertical-align="auto"/>
      <style:text-properties fo:color="#000000" loext:opacity="100%" style:letter-kerning="true" style:font-size-complex="12pt"/>
    </style:style>
    <style:style style:name="註解方塊文字" style:family="paragraph" style:parent-style-name="Standard">
      <style:paragraph-properties fo:line-height="100%"/>
      <style:text-properties style:font-name="Calibri Light" fo:font-family="'Calibri Light'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2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3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4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5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6z0" style:family="text">
      <style:text-properties fo:color="#000000" loext:opacity="100%"/>
    </style:style>
    <style:style style:name="WW8Num7z0" style:family="text"/>
    <style:style style:name="WW8Num8z0" style:family="text">
      <style:text-properties fo:color="#000000" loext:opacity="100%" fo:font-weight="bold" style:font-weight-asian="bold"/>
    </style:style>
    <style:style style:name="WW8Num9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0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1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2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3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4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6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7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18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20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22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23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24z0" style:family="text">
      <style:text-properties fo:color="#000000" loext:opacity="100%" style:font-name="Arial" fo:font-family="Arial" style:font-family-generic="swiss" style:font-pitch="variable" fo:font-size="14pt" fo:font-style="normal" style:text-underline-style="none" fo:font-weight="normal" style:font-name-asian="細明體" style:font-family-asian="細明體, MingLiU" style:font-family-generic-asian="modern" style:font-size-asian="14pt" style:font-style-asian="normal" style:font-weight-asian="normal" style:font-name-complex="Arial" style:font-family-complex="Arial" style:font-family-generic-complex="swiss" style:font-pitch-complex="variable"/>
    </style:style>
    <style:style style:name="WW8Num25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26z0" style:family="text"/>
    <style:style style:name="WW8Num27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St7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WW8NumSt18z0" style:family="text">
      <style:text-properties fo:color="#000000" loext:opacity="100%" style:font-name="細明體" fo:font-family="細明體, MingLiU" style:font-family-generic="modern" fo:font-size="14pt" fo:font-style="normal" style:text-underline-style="none" fo:font-weight="bold" style:font-name-asian="細明體" style:font-family-asian="細明體, MingLiU" style:font-family-generic-asian="modern" style:font-size-asian="14pt" style:font-style-asian="normal" style:font-weight-asian="bold"/>
    </style:style>
    <style:style style:name="預設段落字型" style:family="text"/>
    <style:style style:name="Page_20_Number" style:display-name="Page Number" style:family="text" style:parent-style-name="預設段落字型"/>
    <style:style style:name="標題_20_1_20_字元" style:display-name="標題 1 字元" style:family="text">
      <style:text-properties style:font-name="標楷體" fo:font-family="標楷體" style:font-family-generic="script" fo:font-size="14pt" fo:language="en" fo:country="US" fo:font-weight="bold" style:letter-kerning="true" style:font-name-asian="標楷體" style:font-family-asian="標楷體" style:font-family-generic-asian="script" style:font-size-asian="14pt" style:language-asian="zh" style:country-asian="TW" style:font-weight-asian="bold" style:font-name-complex="標楷體" style:font-family-complex="標楷體" style:font-family-generic-complex="script" style:language-complex="ar" style:country-complex="SA"/>
    </style:style>
    <style:style style:name="註解方塊文字_20_字元" style:display-name="註解方塊文字 字元" style:family="text">
      <style:text-properties fo:color="#000000" loext:opacity="100%" style:font-name="Calibri Light" fo:font-family="'Calibri Light'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</text:list-level-style-number>
      <text:list-level-style-number text:level="2" loext:num-list-format="%2%、" style:num-suffix="、" style:num-format="甲, 乙, 丙, ..." text:display-levels="2">
        <style:list-level-properties text:list-level-position-and-space-mode="label-alignment">
          <style:list-level-label-alignment text:label-followed-by="listtab" text:list-tab-stop-position="2.798cm" fo:text-indent="-0.847cm" fo:margin-left="2.79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644cm" fo:text-indent="-0.847cm" fo:margin-left="3.64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91cm" fo:text-indent="-0.847cm" fo:margin-left="4.491cm"/>
        </style:list-level-properties>
      </text:list-level-style-number>
      <text:list-level-style-number text:level="5" loext:num-list-format="%5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5.338cm" fo:text-indent="-0.847cm" fo:margin-left="5.33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184cm" fo:text-indent="-0.847cm" fo:margin-left="6.18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7.031cm" fo:text-indent="-0.847cm" fo:margin-left="7.031cm"/>
        </style:list-level-properties>
      </text:list-level-style-number>
      <text:list-level-style-number text:level="8" loext:num-list-format="%8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7.878cm" fo:text-indent="-0.847cm" fo:margin-left="7.87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724cm" fo:text-indent="-0.847cm" fo:margin-left="8.7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09cm" fo:margin-left="1.58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loext:num-list-format="%2%、" style:num-suffix="、" style:num-format="甲, 乙, 丙, ..." text:display-levels="2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loext:num-list-format="%5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loext:num-list-format="%8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(%1%)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0.741cm" fo:text-indent="-0.741cm" fo:margin-left="2.24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3cm" fo:text-indent="-0.503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2%、" style:num-suffix="、" style:num-format="甲, 乙, 丙, ..." text:display-levels="2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loext:num-list-format="%5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loext:num-list-format="%8%、" style:num-suffix="、" style:num-format="甲, 乙, 丙, ..." text:display-levels="3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03cm" fo:text-indent="-0.503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18z1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8z1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8z1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8z1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8z1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8z1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8z1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8z1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538cm" fo:text-indent="-0.476cm" fo:margin-left="1.53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‧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新細明體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741cm" fo:margin-left="2.24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03cm" fo:text-indent="-0.503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03cm" fo:text-indent="-0.503cm" fo:margin-left="1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Arial" fo:font-size="14pt" style:font-name-asian="標楷體" style:font-size-asian="14pt" style:font-name-complex="Arial" style:font-size-complex="14pt"/>
    </style:style>
    <style:page-layout style:name="Mpm1">
      <style:page-layout-properties fo:page-width="21.001cm" fo:page-height="29.7cm" style:num-format="1" style:print-orientation="portrait" fo:margin-top="1.72cm" fo:margin-bottom="1.7cm" fo:margin-left="2.251cm" fo:margin-right="2.251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附件</text:span><text:span text:style-name="MT1">六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附件(三)  私立正修工商專科學校電子工程科日五專</dc:title>
    <dc:subject/>
    <meta:keyword/>
    <dc:description/>
    <meta:initial-creator>正修</meta:initial-creator>
    <meta:creation-date>2024-11-15T17:34:00</meta:creation-date>
    <dc:creator>User</dc:creator>
    <dc:date>2025-12-31T12:34:00</dc:date>
    <meta:print-date>2024-11-15T17:14:00</meta:print-date>
    <meta:editing-cycles>4</meta:editing-cycles>
    <meta:editing-duration>PT4M</meta:editing-duration>
    <meta:document-statistic meta:table-count="2" meta:image-count="0" meta:object-count="0" meta:page-count="1" meta:paragraph-count="27" meta:word-count="288" meta:character-count="334" meta:non-whitespace-character-count="319"/>
    <meta:generator>MODA_ODF_Application_Tools/4.0.1.2$Windows_X86_64 LibreOffice_project/4fe7fa5f4f65f5dd3193a39e152fc48afcc93fee</meta:generator>
  </office:meta>
</office:document-meta>
</file>